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3.94pt" svg:height="255.09pt" svg:x="684.88pt" svg:y="8.05pt">
            <loext:p draw:notify-on-update-of-ranges="Sheet1.C8:Sheet1.C20 Sheet1.J8:Sheet1.J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7.72pt" svg:height="255.09pt" svg:x="686.92pt" svg:y="287.94pt">
            <loext:p draw:notify-on-update-of-ranges="Sheet1.C23:Sheet1.C27 Sheet1.J23:Sheet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idden No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table:formula="of:=AVERAGE([.D8:.I8])" office:value-type="float" office:value="0.298333333333333" calcext:value-type="float">
            <text:p>0.298333333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table:formula="of:=AVERAGE([.D9:.I9])" office:value-type="float" office:value="0.305" calcext:value-type="float">
            <text:p>0.30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table:formula="of:=AVERAGE([.D10:.I10])" office:value-type="float" office:value="0.29" calcext:value-type="float">
            <text:p>0.2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table:formula="of:=AVERAGE([.D11:.I11])" office:value-type="float" office:value="0.306666666666667" calcext:value-type="float">
            <text:p>0.306666666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formula="of:=AVERAGE([.D12:.I12])" office:value-type="float" office:value="0.296666666666667" calcext:value-type="float">
            <text:p>0.2966666667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table:formula="of:=AVERAGE([.D13:.I13])" office:value-type="float" office:value="0.301666666666667" calcext:value-type="float">
            <text:p>0.3016666667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table:formula="of:=AVERAGE([.D14:.I14])" office:value-type="float" office:value="0.29" calcext:value-type="float">
            <text:p>0.2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table:formula="of:=AVERAGE([.D15:.I15])" office:value-type="float" office:value="0.321666666666667" calcext:value-type="float">
            <text:p>0.3216666667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table:formula="of:=AVERAGE([.D16:.I16])" office:value-type="float" office:value="0.325" calcext:value-type="float">
            <text:p>0.325</text:p>
          </table:table-cell>
        </table:table-row>
        <table:table-row table:style-name="ro1">
          <table:table-cell/>
          <table:table-cell table:style-name="ce1" office:value-type="string" calcext:value-type="string">
            <text:p>-&gt;</text:p>
          </table:table-cell>
          <table:table-cell office:value-type="float" office:value="1000" calcext:value-type="float">
            <text:p>1000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table:formula="of:=AVERAGE([.D17:.I17])" office:value-type="float" office:value="0.34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formula="of:=AVERAGE([.D18:.I18])" office:value-type="float" office:value="0.32" calcext:value-type="float">
            <text:p>0.32</text:p>
          </table:table-cell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formula="of:=AVERAGE([.D19:.I19])" office:value-type="float" office:value="0.308333333333333" calcext:value-type="float">
            <text:p>0.3083333333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table:formula="of:=AVERAGE([.D20:.I20])" office:value-type="float" office:value="0.301666666666667" calcext:value-type="float">
            <text:p>0.301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idden 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formula="of:=AVERAGE([.D23:.I23])" office:value-type="float" office:value="0.325" calcext:value-type="float">
            <text:p>0.3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table:formula="of:=AVERAGE([.D24:.I24])" office:value-type="float" office:value="0.311666666666667" calcext:value-type="float">
            <text:p>0.31166666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table:formula="of:=AVERAGE([.D25:.I25])" office:value-type="float" office:value="0.318333333333333" calcext:value-type="float">
            <text:p>0.318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.33" calcext:value-type="float">
            <text:p>0.33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table:formula="of:=AVERAGE([.D26:.I26])" office:value-type="float" office:value="0.346666666666667" calcext:value-type="float">
            <text:p>0.346666666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7" calcext:value-type="float">
            <text:p>0.27</text:p>
          </table:table-cell>
          <table:table-cell table:formula="of:=AVERAGE([.D27:.I27])" office:value-type="float" office:value="0.311666666666667" calcext:value-type="float">
            <text:p>0.31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0:38:49.615844986</meta:creation-date>
    <dc:date>2017-04-07T11:18:03.155872624</dc:date>
    <meta:editing-duration>PT17M30S</meta:editing-duration>
    <meta:editing-cycles>5</meta:editing-cycles>
    <meta:generator>LibreOffice/5.1.6.2$Linux_X86_64 LibreOffice_project/10m0$Build-2</meta:generator>
    <meta:document-statistic meta:table-count="1" meta:cell-count="1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65cm" svg:height="9cm" xlink:href=".." xlink:type="simple" chart:class="chart:scatter" chart:style-name="ch1">
        <chart:title svg:x="5.886cm" svg:y="0.316cm" chart:style-name="ch2">
          <text:p>Accuracy of Backprop Model vs. Hidden Node Count</text:p>
        </chart:title>
        <chart:subtitle svg:x="7.513cm" svg:y="1.275cm" chart:style-name="ch3">
          <text:p>Average of 6 trials: 25%  random test sets</text:p>
        </chart:subtitle>
        <chart:legend chart:legend-position="end" svg:x="19.804cm" svg:y="4.201cm" style:legend-expansion="high" chart:style-name="ch4"/>
        <chart:plot-area chart:style-name="ch5" table:cell-range-address="Sheet1.C8:Sheet1.C20 Sheet1.J8:Sheet1.J20" chart:data-source-has-labels="both" svg:x="1.458cm" svg:y="2.138cm" svg:width="17.899cm" svg:height="5.701cm">
          <chartooo:coordinate-region svg:x="2.37cm" svg:y="2.337cm" svg:width="16.615cm" svg:height="4.855cm"/>
          <chart:axis chart:dimension="x" chart:name="primary-x" chart:style-name="ch6" chartooo:axis-type="auto">
            <chart:title svg:x="9.477cm" svg:y="8.019cm" chart:style-name="ch7">
              <text:p>Node Count</text:p>
            </chart:title>
            <chart:categories table:cell-range-address="Sheet1.C8:Sheet1.C20"/>
          </chart:axis>
          <chart:axis chart:dimension="y" chart:name="primary-y" chart:style-name="ch6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Sheet1.J8:Sheet1.J20" loext:label-string="average" chart:class="chart:scatter">
            <chart:domain table:cell-range-address="Sheet1.C8:Sheet1.C2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8:Sheet1.C20</svg:desc>
                </draw:g>
              </table:table-cell>
              <table:table-cell office:value-type="float" office:value="0.298333333333333">
                <text:p>0.298333333333333</text:p>
                <draw:g>
                  <svg:desc>Sheet1.J8:Sheet1.J2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96666666666667">
                <text:p>0.296666666666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1666666666667">
                <text:p>0.3016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21666666666667">
                <text:p>0.321666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01666666666667">
                <text:p>0.30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4cm" svg:height="9cm" xlink:href=".." xlink:type="simple" chart:class="chart:scatter" chart:style-name="ch1">
        <chart:title svg:x="6.8cm" svg:y="0.316cm" chart:style-name="ch2">
          <text:p>Accuracy vs Number of Hidden Layers</text:p>
        </chart:title>
        <chart:subtitle svg:x="6.588cm" svg:y="1.275cm" chart:style-name="ch3">
          <text:p>Average of 6 Trials with 25% Random Test Sets</text:p>
        </chart:subtitle>
        <chart:legend chart:legend-position="end" svg:x="18.879cm" svg:y="4.201cm" style:legend-expansion="high" chart:style-name="ch4"/>
        <chart:plot-area chart:style-name="ch5" table:cell-range-address="Sheet1.C23:Sheet1.C27 Sheet1.J23:Sheet1.J27" chart:data-source-has-labels="both" svg:x="1.439cm" svg:y="2.138cm" svg:width="17.012cm" svg:height="5.701cm">
          <chartooo:coordinate-region svg:x="2.351cm" svg:y="2.337cm" svg:width="15.86cm" svg:height="4.855cm"/>
          <chart:axis chart:dimension="x" chart:name="primary-x" chart:style-name="ch6" chartooo:axis-type="auto">
            <chart:title svg:x="8.829cm" svg:y="8.019cm" chart:style-name="ch7">
              <text:p>Hidden Layers</text:p>
            </chart:title>
            <chart:categories table:cell-range-address="Sheet1.C23:Sheet1.C27"/>
          </chart:axis>
          <chart:axis chart:dimension="y" chart:name="primary-y" chart:style-name="ch6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Sheet1.J23:Sheet1.J27" loext:label-string="average" chart:class="chart:scatter">
            <chart:domain table:cell-range-address="Sheet1.C23:Sheet1.C2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3:Sheet1.C27</svg:desc>
                </draw:g>
              </table:table-cell>
              <table:table-cell office:value-type="float" office:value="0.325">
                <text:p>0.325</text:p>
                <draw:g>
                  <svg:desc>Sheet1.J23:Sheet1.J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1666666666667">
                <text:p>0.311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1666666666667">
                <text:p>0.311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